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StarSymbol" svg:font-family="StarSymbol"/>
  </office:font-face-decls>
  <office:automatic-styles>
    <style:style style:name="P1" style:family="paragraph" style:parent-style-name="Heading_20_1">
      <style:text-properties officeooo:paragraph-rsid="0013b48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eine Bibliothek</text:p>
      <text:p text:style-name="Subtitle"/>
      <text:h text:style-name="P1" text:outline-level="1">Medien</text:h>
      <text:h text:style-name="Heading_20_2" text:outline-level="2">Bücher</text:h>
      <text:h text:style-name="Heading_20_2" text:outline-level="2">Hefte</text:h>
      <text:h text:style-name="Heading_20_2" text:outline-level="2">Web</text:h>
      <text:h text:style-name="Heading_20_2" text:outline-level="2">Blätter</text:h>
      <text:h text:style-name="Heading_20_1" text:outline-level="1">Thema</text:h>
      <text:h text:style-name="Heading_20_2" text:outline-level="2">Monothema</text:h>
      <text:h text:style-name="Heading_20_2" text:outline-level="2">Mehrere THemen</text:h>
      <text:h text:style-name="Heading_20_1" text:outline-level="1">Inhalt</text:h>
      <text:h text:style-name="Heading_20_2" text:outline-level="2">Technik</text:h>
      <text:h text:style-name="Heading_20_2" text:outline-level="2">Modele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StarSymbol" svg:font-family="StarSymbol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ans" fo:font-size="12pt" fo:language="none" fo:country="none" style:font-name-asian="DejaVu Sans2" style:font-size-asian="12pt" style:language-asian="de" style:country-asian="DE" style:font-name-complex="DejaVu Sans2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de" fo:country="DE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min-label-distance="0.381cm"/>
      </text:outline-level-style>
      <text:outline-level-style text:level="2" loext:num-list-format="%1%.%2%" style:num-format="1" text:display-levels="2">
        <style:list-level-properties text:min-label-distance="0.381cm"/>
      </text:outline-level-style>
      <text:outline-level-style text:level="3" loext:num-list-format="%1%.%2%.%3%" style:num-format="1" text:display-levels="3">
        <style:list-level-properties text:min-label-distance="0.381cm"/>
      </text:outline-level-style>
      <text:outline-level-style text:level="4" loext:num-list-format="%1%.%2%.%3%.%4%" style:num-format="1" text:display-levels="4">
        <style:list-level-properties text:min-label-distance="0.381cm"/>
      </text:outline-level-style>
      <text:outline-level-style text:level="5" loext:num-list-format="%1%.%2%.%3%.%4%.%5%" style:num-format="1" text:display-levels="5">
        <style:list-level-properties text:min-label-distance="0.381cm"/>
      </text:outline-level-style>
      <text:outline-level-style text:level="6" loext:num-list-format="%1%.%2%.%3%.%4%.%5%.%6%" style:num-format="1" text:display-levels="6">
        <style:list-level-properties text:min-label-distance="0.381cm"/>
      </text:outline-level-style>
      <text:outline-level-style text:level="7" loext:num-list-format="%1%.%2%.%3%.%4%.%5%.%6%.%7%" style:num-format="1" text:display-levels="7">
        <style:list-level-properties text:min-label-distance="0.381cm"/>
      </text:outline-level-style>
      <text:outline-level-style text:level="8" loext:num-list-format="%1%.%2%.%3%.%4%.%5%.%6%.%7%.%8%" style:num-format="1" text:display-levels="8">
        <style:list-level-properties text:min-label-distance="0.381cm"/>
      </text:outline-level-style>
      <text:outline-level-style text:level="9" loext:num-list-format="%1%.%2%.%3%.%4%.%5%.%6%.%7%.%8%.%9%" style:num-format="1" text:display-levels="9">
        <style:list-level-properties text:min-label-distance="0.381cm"/>
      </text:outline-level-style>
      <text:outline-level-style text:level="10" loext:num-list-format="%1%.%2%.%3%.%4%.%5%.%6%.%7%.%8%.%9%.%10%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0T20:48:14.858000000</dc:date>
    <dc:creator>Juliane Bonenkamp</dc:creator>
    <meta:editing-duration>PT8M26S</meta:editing-duration>
    <meta:editing-cycles>2</meta:editing-cycles>
    <meta:generator>LibreOffice/7.4.6.2$Windows_X86_64 LibreOffice_project/5b1f5509c2decdade7fda905e3e1429a67acd63d</meta:generator>
    <meta:document-statistic meta:table-count="0" meta:image-count="0" meta:object-count="0" meta:page-count="1" meta:paragraph-count="12" meta:word-count="25" meta:character-count="117" meta:non-whitespace-character-count="115"/>
  </office:meta>
</office:document-meta>
</file>